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/>
  <office:automatic-styles/>
  <office:body>
    <office:spreadsheet>
      <table:table table:name="marc_tag_structure" table:print="false">
        <table:table-row>
          <table:table-cell office:value-type="string" office:value="tagfield">
            <text:p>tagfield</text:p>
          </table:table-cell>
          <table:table-cell office:value-type="string" office:value="liblibrarian">
            <text:p>liblibrarian</text:p>
          </table:table-cell>
          <table:table-cell office:value-type="string" office:value="libopac">
            <text:p>libopac</text:p>
          </table:table-cell>
          <table:table-cell office:value-type="string" office:value="repeatable">
            <text:p>repeatable</text:p>
          </table:table-cell>
          <table:table-cell office:value-type="string" office:value="mandatory">
            <text:p>mandatory</text:p>
          </table:table-cell>
          <table:table-cell office:value-type="string" office:value="authorised_value">
            <text:p>authorised_value</text:p>
          </table:table-cell>
          <table:table-cell office:value-type="string" office:value="frameworkcode">
            <text:p>frameworkcode</text:p>
          </table:table-cell>
        </table:table-row>
        <table:table-row>
          <table:table-cell office:value-type="string" office:value="000">
            <text:p>000</text:p>
          </table:table-cell>
          <table:table-cell office:value-type="string" office:value="LEADER">
            <text:p>LEADER</text:p>
          </table:table-cell>
          <table:table-cell office:value-type="string" office:value="LEADER">
            <text:p>LEAD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office:value="#">
            <text:p>#</text:p>
          </table:table-cell>
          <table:table-cell office:value-type="string" office:value="T4">
            <text:p>T4</text:p>
          </table:table-cell>
        </table:table-row>
        <table:table-row>
          <table:table-cell office:value-type="string" office:value="001">
            <text:p>001</text:p>
          </table:table-cell>
          <table:table-cell office:value-type="string" office:value="CONTROL NUMBER">
            <text:p>CONTROL NUMBER</text:p>
          </table:table-cell>
          <table:table-cell office:value-type="string" office:value="CONTROL NUMBER">
            <text:p>CONTROL NUMB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T4">
            <text:p>T4</text:p>
          </table:table-cell>
        </table:table-row>
        <table:table-row>
          <table:table-cell office:value-type="string" office:value="003">
            <text:p>003</text:p>
          </table:table-cell>
          <table:table-cell office:value-type="string" office:value="CONTROL NUMBER IDENTIFIER">
            <text:p>CONTROL NUMBER IDENTIFIER</text:p>
          </table:table-cell>
          <table:table-cell office:value-type="string" office:value="CONTROL NUMBER IDENTIFIER">
            <text:p>CONTROL NUMBER IDENTIFI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office:value="#">
            <text:p>#</text:p>
          </table:table-cell>
          <table:table-cell office:value-type="string" office:value="T4">
            <text:p>T4</text:p>
          </table:table-cell>
        </table:table-row>
        <table:table-row>
          <table:table-cell office:value-type="string" office:value="010">
            <text:p>010</text:p>
          </table:table-cell>
          <table:table-cell office:value-type="string" office:value="LIBRARY OF CONGRESS CONTROL NUMBER">
            <text:p>LIBRARY OF CONGRESS CONTROL NUMBER</text:p>
          </table:table-cell>
          <table:table-cell office:value-type="string" office:value="LIBRARY OF CONGRESS CONTROL NUMBER">
            <text:p>LIBRARY OF CONGRESS CONTROL NUMB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T4">
            <text:p>T4</text:p>
          </table:table-cell>
        </table:table-row>
      </table:table>
      <table:table table:name="marc_subfield_structure" table:print="false">
        <table:table-row>
          <table:table-cell office:value-type="string" office:value="tagfield">
            <text:p>tagfield</text:p>
          </table:table-cell>
          <table:table-cell office:value-type="string" office:value="tagsubfield">
            <text:p>tagsubfield</text:p>
          </table:table-cell>
          <table:table-cell office:value-type="string" office:value="liblibrarian">
            <text:p>liblibrarian</text:p>
          </table:table-cell>
          <table:table-cell office:value-type="string" office:value="libopac">
            <text:p>libopac</text:p>
          </table:table-cell>
          <table:table-cell office:value-type="string" office:value="repeatable">
            <text:p>repeatable</text:p>
          </table:table-cell>
          <table:table-cell office:value-type="string" office:value="mandatory">
            <text:p>mandatory</text:p>
          </table:table-cell>
          <table:table-cell office:value-type="string" office:value="kohafield">
            <text:p>kohafield</text:p>
          </table:table-cell>
          <table:table-cell office:value-type="string" office:value="tab">
            <text:p>tab</text:p>
          </table:table-cell>
          <table:table-cell office:value-type="string" office:value="authorised_value">
            <text:p>authorised_value</text:p>
          </table:table-cell>
          <table:table-cell office:value-type="string" office:value="authtypecode">
            <text:p>authtypecode</text:p>
          </table:table-cell>
          <table:table-cell office:value-type="string" office:value="value_builder">
            <text:p>value_builder</text:p>
          </table:table-cell>
          <table:table-cell office:value-type="string" office:value="isurl">
            <text:p>isurl</text:p>
          </table:table-cell>
          <table:table-cell office:value-type="string" office:value="hidden">
            <text:p>hidden</text:p>
          </table:table-cell>
          <table:table-cell office:value-type="string" office:value="frameworkcode">
            <text:p>frameworkcode</text:p>
          </table:table-cell>
          <table:table-cell office:value-type="string" office:value="seealso">
            <text:p>seealso</text:p>
          </table:table-cell>
          <table:table-cell office:value-type="string" office:value="link">
            <text:p>link</text:p>
          </table:table-cell>
          <table:table-cell office:value-type="string" office:value="defaultvalue">
            <text:p>defaultvalue</text:p>
          </table:table-cell>
          <table:table-cell office:value-type="string" office:value="maxlength">
            <text:p>maxlength</text:p>
          </table:table-cell>
        </table:table-row>
        <table:table-row>
          <table:table-cell office:value-type="string" office:value="000">
            <text:p>000</text:p>
          </table:table-cell>
          <table:table-cell office:value-type="string" office:value="@">
            <text:p>@</text:p>
          </table:table-cell>
          <table:table-cell office:value-type="string" office:value="fixed length control field">
            <text:p>fixed length control field</text:p>
          </table:table-cell>
          <table:table-cell office:value-type="string" office:value="fixed length control field">
            <text:p>fixed length control fiel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marc21_leader.pl">
            <text:p>marc21_leader.p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4">
            <text:p>T4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24">
            <text:p>24</text:p>
          </table:table-cell>
        </table:table-row>
        <table:table-row>
          <table:table-cell office:value-type="string" office:value="001">
            <text:p>001</text:p>
          </table:table-cell>
          <table:table-cell office:value-type="string" office:value="@">
            <text:p>@</text:p>
          </table:table-cell>
          <table:table-cell office:value-type="string" office:value="control field">
            <text:p>control field</text:p>
          </table:table-cell>
          <table:table-cell office:value-type="string" office:value="control field">
            <text:p>control fiel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4">
            <text:p>T4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03">
            <text:p>003</text:p>
          </table:table-cell>
          <table:table-cell office:value-type="string" office:value="@">
            <text:p>@</text:p>
          </table:table-cell>
          <table:table-cell office:value-type="string" office:value="control field">
            <text:p>control field</text:p>
          </table:table-cell>
          <table:table-cell office:value-type="string" office:value="control field">
            <text:p>control fiel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marc21_orgcode.pl">
            <text:p>marc21_orgcode.p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4">
            <text:p>T4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05">
            <text:p>005</text:p>
          </table:table-cell>
          <table:table-cell office:value-type="string" office:value="@">
            <text:p>@</text:p>
          </table:table-cell>
          <table:table-cell office:value-type="string" office:value="control field">
            <text:p>control field</text:p>
          </table:table-cell>
          <table:table-cell office:value-type="string" office:value="control field">
            <text:p>control fiel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marc21_field_005.pl">
            <text:p>marc21_field_005.p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4">
            <text:p>T4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06">
            <text:p>006</text:p>
          </table:table-cell>
          <table:table-cell office:value-type="string" office:value="@">
            <text:p>@</text:p>
          </table:table-cell>
          <table:table-cell office:value-type="string" office:value="fixed length control field">
            <text:p>fixed length control field</text:p>
          </table:table-cell>
          <table:table-cell office:value-type="string" office:value="fixed length control field">
            <text:p>fixed length control fiel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marc21_field_006.pl">
            <text:p>marc21_field_006.pl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 office:value="T4">
            <text:p>T4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07">
            <text:p>007</text:p>
          </table:table-cell>
          <table:table-cell office:value-type="string" office:value="@">
            <text:p>@</text:p>
          </table:table-cell>
          <table:table-cell office:value-type="string" office:value="fixed length control field">
            <text:p>fixed length control field</text:p>
          </table:table-cell>
          <table:table-cell office:value-type="string" office:value="fixed length control field">
            <text:p>fixed length control fiel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marc21_field_007.pl">
            <text:p>marc21_field_007.p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4">
            <text:p>T4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08">
            <text:p>008</text:p>
          </table:table-cell>
          <table:table-cell office:value-type="string" office:value="@">
            <text:p>@</text:p>
          </table:table-cell>
          <table:table-cell office:value-type="string" office:value="fixed length control field">
            <text:p>fixed length control field</text:p>
          </table:table-cell>
          <table:table-cell office:value-type="string" office:value="fixed length control field">
            <text:p>fixed length control fiel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marc21_field_008.pl">
            <text:p>marc21_field_008.p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4">
            <text:p>T4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40">
            <text:p>40</text:p>
          </table:table-cell>
        </table:table-row>
        <table:table-row>
          <table:table-cell office:value-type="string" office:value="009">
            <text:p>009</text:p>
          </table:table-cell>
          <table:table-cell office:value-type="string" office:value="@">
            <text:p>@</text:p>
          </table:table-cell>
          <table:table-cell office:value-type="string" office:value="fixed length control field">
            <text:p>fixed length control field</text:p>
          </table:table-cell>
          <table:table-cell office:value-type="string" office:value="fixed length control field">
            <text:p>fixed length control fiel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T4">
            <text:p>T4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10">
            <text:p>010</text:p>
          </table:table-cell>
          <table:table-cell office:value-type="string" office:value="8">
            <text:p>8</text:p>
          </table:table-cell>
          <table:table-cell office:value-type="string" office:value="Field link and sequence number">
            <text:p>Field link and sequence number</text:p>
          </table:table-cell>
          <table:table-cell office:value-type="string" office:value="Field link and sequence number">
            <text:p>Field link and sequence numb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string" office:value="T4">
            <text:p>T4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10">
            <text:p>010</text:p>
          </table:table-cell>
          <table:table-cell office:value-type="string" office:value="a">
            <text:p>a</text:p>
          </table:table-cell>
          <table:table-cell office:value-type="string" office:value="LC control number">
            <text:p>LC control number</text:p>
          </table:table-cell>
          <table:table-cell office:value-type="string" office:value="LC control number">
            <text:p>LC control numb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biblioitems.lccn">
            <text:p>biblioitems.lccn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T4">
            <text:p>T4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10">
            <text:p>010</text:p>
          </table:table-cell>
          <table:table-cell office:value-type="string" office:value="b">
            <text:p>b</text:p>
          </table:table-cell>
          <table:table-cell office:value-type="string" office:value="NUCMC control number">
            <text:p>NUCMC control number</text:p>
          </table:table-cell>
          <table:table-cell office:value-type="string" office:value="NUCMC control number">
            <text:p>NUCMC control numb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 office:value="T4">
            <text:p>T4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  <table:table-row>
          <table:table-cell office:value-type="string" office:value="010">
            <text:p>010</text:p>
          </table:table-cell>
          <table:table-cell office:value-type="string" office:value="z">
            <text:p>z</text:p>
          </table:table-cell>
          <table:table-cell office:value-type="string" office:value="Canceled/invalid LC control number">
            <text:p>Canceled/invalid LC control number</text:p>
          </table:table-cell>
          <table:table-cell office:value-type="string" office:value="Canceled/invalid LC control number">
            <text:p>Canceled/invalid LC control numb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 office:value="T4">
            <text:p>T4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9999">
            <text:p>99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ds-php</meta:generator>
    <meta:creation-date>2018-11-12T17:05:45</meta:creation-date>
    <dc:date>2018-11-12T17:05:45</dc:date>
    <dc:language>en</dc:languag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</office:meta>
</office:document-meta>
</file>